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ZIPInputStream.read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ZIPInputStream.GZIPInputStream( java . io . InputStream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ZIPInputStream.GZIPInputStream( java . io . InputStream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ZIPIn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